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Ubuntu" svg:font-family="Ubuntu"/>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margin-left="0cm" fo:margin-right="0cm" fo:margin-top="1.27cm" fo:margin-bottom="0.212cm" loext:contextual-spacing="false" fo:line-height="138%" fo:text-indent="-1.27cm" style:auto-text-indent="false" fo:padding="0cm" fo:border="none" style:writing-mode="lr-tb"/>
      <style:text-properties fo:font-variant="normal" fo:text-transform="none" fo:color="#000000" style:text-line-through-style="none" style:text-line-through-type="none" style:font-name="Ubuntu" fo:font-size="16pt" fo:font-style="italic" style:text-underline-style="none" fo:font-weight="normal" style:text-blinking="false" fo:background-color="transparent"/>
    </style:style>
    <style:style style:name="P2" style:family="paragraph" style:parent-style-name="Heading_20_2">
      <style:paragraph-properties fo:margin-left="0cm" fo:margin-right="0cm" fo:margin-top="1.27cm" fo:margin-bottom="0.212cm" loext:contextual-spacing="false" fo:line-height="138%" fo:text-align="justify" style:justify-single-word="false" fo:text-indent="-1.27cm" style:auto-text-indent="false" fo:padding="0cm" fo:border="none" style:writing-mode="lr-tb"/>
      <style:text-properties fo:font-variant="normal" fo:text-transform="none" fo:color="#000000" style:text-line-through-style="none" style:text-line-through-type="none" style:font-name="Ubuntu" fo:font-size="16pt" fo:font-style="italic" style:text-underline-style="none" fo:font-weight="normal" style:text-blinking="false" fo:background-color="transparent"/>
    </style:style>
    <style:style style:name="P3" style:family="paragraph" style:parent-style-name="Heading_20_2">
      <style:paragraph-properties fo:margin-top="1.27cm" fo:margin-bottom="0.212cm" loext:contextual-spacing="false" fo:line-height="138%" style:writing-mode="lr-tb"/>
      <style:text-properties fo:font-weight="normal"/>
    </style:style>
    <style:style style:name="P4" style:family="paragraph" style:parent-style-name="Heading_20_2">
      <style:paragraph-properties fo:margin-top="1.27cm" fo:margin-bottom="0.212cm" loext:contextual-spacing="false" fo:line-height="163%" style:writing-mode="lr-tb"/>
      <style:text-properties fo:font-weight="normal"/>
    </style:style>
    <style:style style:name="P5" style:family="paragraph" style:parent-style-name="Heading_20_2">
      <style:paragraph-properties fo:margin-top="1.27cm" fo:margin-bottom="0.212cm" loext:contextual-spacing="false" fo:line-height="138%" style:writing-mode="lr-tb"/>
      <style:text-properties fo:font-variant="normal" fo:text-transform="none" fo:color="#000000" style:text-line-through-style="none" style:text-line-through-type="none" style:font-name="Ubuntu" fo:font-size="16pt" fo:font-style="italic" style:text-underline-style="none" fo:font-weight="normal" style:text-blinking="false" fo:background-color="transparent"/>
    </style:style>
    <style:style style:name="P6" style:family="paragraph" style:parent-style-name="Text_20_body">
      <style:text-properties fo:font-weight="normal"/>
    </style:style>
    <style:style style:name="P7" style:family="paragraph" style:parent-style-name="Text_20_body">
      <style:paragraph-properties fo:margin-top="0cm" fo:margin-bottom="0.106cm" loext:contextual-spacing="false" fo:line-height="138%" fo:text-align="center" style:justify-single-word="false" style:writing-mode="lr-tb"/>
      <style:text-properties fo:font-variant="normal" fo:text-transform="none" fo:color="#000000" style:text-line-through-style="none" style:text-line-through-type="none" style:font-name="Ubuntu" fo:font-size="26pt" fo:font-style="normal" style:text-underline-style="none" fo:font-weight="normal" style:text-blinking="false" fo:background-color="transparent"/>
    </style:style>
    <style:style style:name="P8" style:family="paragraph" style:parent-style-name="Text_20_body">
      <style:paragraph-properties fo:margin-left="0cm" fo:margin-right="0cm" fo:margin-top="0cm" fo:margin-bottom="0cm" loext:contextual-spacing="false" fo:line-height="138%" fo:text-indent="-1.27cm" style:auto-text-indent="false" fo:padding="0cm" fo:border="none" style:writing-mode="lr-tb"/>
      <style:text-properties fo:font-variant="normal" fo:text-transform="none" fo:color="#000000" style:text-line-through-style="none" style:text-line-through-type="none" style:font-name="Ubuntu" fo:font-size="11pt" fo:font-style="normal" style:text-underline-style="none" fo:font-weight="normal" style:text-blinking="false" fo:background-color="transparent"/>
    </style:style>
    <style:style style:name="P9" style:family="paragraph" style:parent-style-name="Text_20_body">
      <style:paragraph-properties fo:margin-left="0cm" fo:margin-right="0cm" fo:margin-top="0cm" fo:margin-bottom="0cm" loext:contextual-spacing="false" fo:line-height="138%" fo:text-indent="-1.27cm" style:auto-text-indent="false" fo:padding="0cm" fo:border="none" style:writing-mode="lr-tb"/>
    </style:style>
    <style:style style:name="P10" style:family="paragraph" style:parent-style-name="Text_20_body">
      <style:paragraph-properties fo:margin-left="0cm" fo:margin-right="0cm" fo:margin-top="0cm" fo:margin-bottom="0cm" loext:contextual-spacing="false" fo:line-height="138%" fo:text-indent="-1.27cm" style:auto-text-indent="false" fo:padding="0cm" fo:border="none" style:writing-mode="lr-tb"/>
      <style:text-properties fo:font-weight="normal"/>
    </style:style>
    <style:style style:name="P11" style:family="paragraph" style:parent-style-name="Text_20_body">
      <style:paragraph-properties fo:margin-top="0cm" fo:margin-bottom="0cm" loext:contextual-spacing="false" fo:line-height="138%" style:writing-mode="lr-tb"/>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fo:font-size="11pt" fo:font-style="normal" style:text-underline-style="none" fo:font-weight="normal" style:text-blinking="false" fo:background-color="transparen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Ubuntu" fo:font-size="10pt" fo:font-style="normal" style:text-underline-style="none" fo:font-weight="normal" style:text-blinking="false" fo:background-color="transparent"/>
    </style:style>
    <style:style style:name="P14" style:family="paragraph" style:parent-style-name="Text_20_body">
      <style:paragraph-properties fo:margin-top="0cm" fo:margin-bottom="0cm" loext:contextual-spacing="false" fo:line-height="138%" style:writing-mode="lr-tb"/>
      <style:text-properties fo:font-weight="normal"/>
    </style:style>
    <style:style style:name="P15" style:family="paragraph" style:parent-style-name="Heading_20_1">
      <style:paragraph-properties fo:margin-left="0cm" fo:margin-right="0cm" fo:margin-top="0.706cm" fo:margin-bottom="0.212cm" loext:contextual-spacing="false" fo:line-height="138%" fo:text-indent="-1.27cm" style:auto-text-indent="false" fo:padding="0cm" fo:border="none" style:writing-mode="lr-tb"/>
      <style:text-properties fo:font-variant="normal" fo:text-transform="none" fo:color="#000000" style:text-line-through-style="none" style:text-line-through-type="none" style:font-name="Ubuntu" fo:font-size="20pt" fo:font-style="normal" style:text-underline-style="none" fo:font-weight="normal" style:text-blinking="false" fo:background-color="transparent"/>
    </style:style>
    <style:style style:name="P16" style:family="paragraph" style:parent-style-name="Heading_20_1">
      <style:paragraph-properties fo:margin-left="0cm" fo:margin-right="0cm" fo:margin-top="0.706cm" fo:margin-bottom="0.212cm" loext:contextual-spacing="false" fo:line-height="138%" fo:text-align="justify" style:justify-single-word="false" fo:text-indent="-1.27cm" style:auto-text-indent="false" fo:padding="0cm" fo:border="none" style:writing-mode="lr-tb"/>
      <style:text-properties fo:font-variant="normal" fo:text-transform="none" fo:color="#000000" style:text-line-through-style="none" style:text-line-through-type="none" style:font-name="Ubuntu" fo:font-size="20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Ubuntu"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Ubuntu"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Ubuntu" fo:font-size="11pt" fo:font-style="italic"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font-name="Ubuntu" fo:font-size="16pt" fo:font-style="normal" style:text-underline-style="none" style:text-blinking="false" fo:background-color="transparent" loext:char-shading-value="0"/>
    </style:style>
    <style:style style:name="T5" style:family="text">
      <style:text-properties fo:font-variant="normal" fo:text-transform="none" fo:color="#000000" style:text-line-through-style="none" style:text-line-through-type="none" style:font-name="Ubuntu" fo:font-size="16pt" fo:font-style="italic"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style:font-name="Ubuntu" fo:font-size="10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Ubuntu" fo:font-size="10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Ubuntu" fo:font-size="6.59999990463257pt" fo:font-style="normal" style:text-underline-style="none" style:text-blinking="false" fo:background-color="transparent" loext:char-shading-value="0"/>
    </style:style>
    <style:style style:name="T9" style:family="text">
      <style:text-properties fo:font-variant="normal" fo:text-transform="none" fo:color="#000000" style:text-line-through-style="none" style:text-line-through-type="none" style:font-name="Ubuntu" fo:font-size="6pt" fo:font-style="normal"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font-name="Ubuntu" fo:font-size="6pt"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14" style:family="text">
      <style:text-properties fo:font-variant="normal" fo:text-transform="none" fo:color="#1155cc" style:text-line-through-style="none" style:text-line-through-type="none" style:font-name="Ubuntu" fo:font-size="11pt" fo:font-style="italic" style:text-underline-style="solid" style:text-underline-width="auto" style:text-underline-color="font-color" fo:font-weight="normal" style:text-blinking="false" fo:background-color="transparent" loext:char-shading-value="0"/>
    </style:style>
    <style:style style:name="T15" style:family="text">
      <style:text-properties fo:font-variant="normal" fo:text-transform="none" fo:color="#1155cc" style:text-line-through-style="none" style:text-line-through-type="none" style:font-name="Ubuntu" fo:font-size="11pt" fo:font-style="normal" style:text-underline-style="solid" style:text-underline-width="auto" style:text-underline-color="font-color" fo:font-weight="normal" style:text-blinking="false" fo:background-color="transparent" loext:char-shading-value="0"/>
    </style:style>
    <style:style style:name="T16" style:family="text">
      <style:text-properties fo:font-variant="normal" fo:text-transform="none" fo:color="#1155cc" style:text-line-through-style="none" style:text-line-through-type="none" style:font-name="Ubuntu" fo:font-size="10pt" fo:font-style="normal" style:text-underline-style="solid" style:text-underline-width="auto" style:text-underline-color="font-color" fo:font-weight="normal" style:text-blinking="false" fo:background-color="transparent" loext:char-shading-value="0"/>
    </style:style>
    <style:style style:name="T17"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normal" style:text-blinking="false" fo:background-color="transparent" loext:char-shading-value="0"/>
    </style:style>
    <style:style style:name="T18" style:family="text">
      <style:text-properties fo:font-variant="normal" fo:text-transform="none" fo:color="#1155cc" style:text-line-through-style="none" style:text-line-through-type="none" style:text-underline-style="solid" style:text-underline-width="auto" style:text-underline-color="font-color" fo:font-weight="normal" style:text-blinking="false" fo:background-color="transparent" loext:char-shading-value="0"/>
    </style:style>
    <style:style style:name="T19" style:family="text">
      <style:text-properties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72be745a-9b9c-5bf3-6485-187b078dbbd6"/>Digital Classics III: Re-thinking Text Analysis</text:p>
      <text:h text:style-name="P16" text:outline-level="1">Program</text:h>
      <text:h text:style-name="P2" text:outline-level="2">Thursday, May 11</text:h>
      <text:p text:style-name="P8">13:15 Opening (Chronopoulos-Maier-Novokhatko)</text:p>
      <text:p text:style-name="Text_20_body"/>
      <text:p text:style-name="P9"><text:span text:style-name="T2">13:30</text:span><text:span text:style-name="T12"> </text:span><text:span text:style-name="T2">James Brusuelas (Oxford): </text:span><text:a xlink:type="simple" xlink:href="https://docs.google.com/document/d/1b8oPWy5Pww_ICW3e_YbKXE4jh1Vh9HFG1fzWfZRajaw/edit#heading=h.owbyywlktbt7" text:style-name="Internet_20_link" text:visited-style-name="Visited_20_Internet_20_Link"><text:span text:style-name="T14">Neural Classics? The wonders and problem of automation</text:span></text:a></text:p>
      <text:p text:style-name="P9"><text:span text:style-name="T2">14:15</text:span><text:span text:style-name="T12"> </text:span><text:span text:style-name="T2">Alek Keersmaekers &amp; Mark Depauw (Leuven) </text:span><text:a xlink:type="simple" xlink:href="https://docs.google.com/document/d/1b8oPWy5Pww_ICW3e_YbKXE4jh1Vh9HFG1fzWfZRajaw/edit#heading=h.9ujjw0d5hml8" text:style-name="Internet_20_link" text:visited-style-name="Visited_20_Internet_20_Link"><text:span text:style-name="T14">Bringing together Linguistics and Social History in automated Text Analysis of Greek papyri</text:span></text:a></text:p>
      <text:p text:style-name="P9"><text:span text:style-name="T2">15:00</text:span><text:span text:style-name="T12"> </text:span><text:span text:style-name="T2">Marja Vierros (Helsinki): </text:span><text:a xlink:type="simple" xlink:href="https://docs.google.com/document/d/1b8oPWy5Pww_ICW3e_YbKXE4jh1Vh9HFG1fzWfZRajaw/edit#heading=h.kvzdqwq2outz" text:style-name="Internet_20_link" text:visited-style-name="Visited_20_Internet_20_Link"><text:span text:style-name="T14">Papyri and digital linguistic analysis: building the Sematia corpus and platform</text:span></text:a></text:p>
      <text:p text:style-name="Text_20_body"/>
      <text:p text:style-name="P8">15:45 Coffee break</text:p>
      <text:p text:style-name="Text_20_body"/>
      <text:p text:style-name="P9"><text:span text:style-name="T2">16:15</text:span><text:span text:style-name="T12"> </text:span><text:span text:style-name="T2">Jan Christoph Meister (Hamburg): </text:span><text:a xlink:type="simple" xlink:href="https://docs.google.com/document/d/1b8oPWy5Pww_ICW3e_YbKXE4jh1Vh9HFG1fzWfZRajaw/edit#heading=h.mi90f61ic627" text:style-name="Internet_20_link" text:visited-style-name="Visited_20_Internet_20_Link"><text:span text:style-name="T14">Digitizing the hermeneutic circle: Parameterizing 'context' in hermeneutic text annotation</text:span></text:a><text:span text:style-name="T12"> </text:span></text:p>
      <text:p text:style-name="P9"><text:span text:style-name="T2">17:00</text:span><text:span text:style-name="T12"> </text:span><text:span text:style-name="T2">Michèle Brunet (Lyon): </text:span><text:a xlink:type="simple" xlink:href="https://docs.google.com/document/d/1b8oPWy5Pww_ICW3e_YbKXE4jh1Vh9HFG1fzWfZRajaw/edit#heading=h.1nkshcbrkksc" text:style-name="Internet_20_link" text:visited-style-name="Visited_20_Internet_20_Link"><text:span text:style-name="T14">How to deal correctly with inscriptions in a Digital World?  Modelization for Semiotic Analysis</text:span></text:a></text:p>
      <text:p text:style-name="P9"><text:span text:style-name="T2">18:30 Plenary talk: Milad Doueihi (Paris): </text:span><text:a xlink:type="simple" xlink:href="https://docs.google.com/document/d/1b8oPWy5Pww_ICW3e_YbKXE4jh1Vh9HFG1fzWfZRajaw/edit#heading=h.qlyweywak5ze" text:style-name="Internet_20_link" text:visited-style-name="Visited_20_Internet_20_Link"><text:span text:style-name="T14">Digital materialism</text:span></text:a></text:p>
      <text:p text:style-name="P10"><text:span text:style-name="T1">20:00 Conference dinner</text:span><text:span text:style-name="T11"> </text:span></text:p>
      <text:h text:style-name="P2" text:outline-level="2">Friday, May 12</text:h>
      <text:p text:style-name="P11"><text:span text:style-name="T2">9:00</text:span><text:span text:style-name="T12"> </text:span><text:span text:style-name="T2">Bénédicte Pincemin (Lyon): </text:span><text:a xlink:type="simple" xlink:href="https://docs.google.com/document/d/1b8oPWy5Pww_ICW3e_YbKXE4jh1Vh9HFG1fzWfZRajaw/edit#heading=h.gatmsuehkvof" text:style-name="Internet_20_link" text:visited-style-name="Visited_20_Internet_20_Link"><text:span text:style-name="T14">Introduction to textometric methodology</text:span></text:a></text:p>
      <text:p text:style-name="P11"><text:span text:style-name="T2">9:45 Tariq Yousef (Leipzig): </text:span><text:a xlink:type="simple" xlink:href="https://docs.google.com/document/d/1b8oPWy5Pww_ICW3e_YbKXE4jh1Vh9HFG1fzWfZRajaw/edit#heading=h.us96onqku95" text:style-name="Internet_20_link" text:visited-style-name="Visited_20_Internet_20_Link"><text:span text:style-name="T14">Creating Dynamic Lexica through Bridge Languages</text:span></text:a></text:p>
      <text:p text:style-name="P12">10:30 Coffee break</text:p>
      <text:p text:style-name="P9"><text:span text:style-name="T2">11:00</text:span><text:span text:style-name="T12"> </text:span><text:span text:style-name="T2">Erik Henriksson (Helsinki): </text:span><text:a xlink:type="simple" xlink:href="https://docs.google.com/document/d/1b8oPWy5Pww_ICW3e_YbKXE4jh1Vh9HFG1fzWfZRajaw/edit#heading=h.et39uabjwxda" text:style-name="Internet_20_link" text:visited-style-name="Visited_20_Internet_20_Link"><text:span text:style-name="T14">A New Research Toolkit and Database for Greek Metrics</text:span></text:a></text:p>
      <text:p text:style-name="P9"><text:span text:style-name="T2">11:45</text:span><text:span text:style-name="T12"> </text:span><text:span text:style-name="T2">Margherita Fantoli, Dominique Longrée, Marc Vandersmissen (Liege), Laurent Vanni (Nizza): </text:span><text:a xlink:type="simple" xlink:href="https://docs.google.com/document/d/1b8oPWy5Pww_ICW3e_YbKXE4jh1Vh9HFG1fzWfZRajaw/edit#heading=h.8vwx14tqs426" text:style-name="Internet_20_link" text:visited-style-name="Visited_20_Internet_20_Link"><text:span text:style-name="T14">Lexicometry with the new website Hyperbase Greek: the case study of the Greek tragedy – Euripides compared to Seneca</text:span></text:a></text:p>
      <text:p text:style-name="P8">12:30 Lunch break</text:p>
      <text:p text:style-name="P9"><text:soft-page-break/><text:span text:style-name="T2">14:30</text:span><text:span text:style-name="T12"> </text:span><text:span text:style-name="T2">Timo Korkiakangas (Oslo): </text:span><text:a xlink:type="simple" xlink:href="https://docs.google.com/document/d/1b8oPWy5Pww_ICW3e_YbKXE4jh1Vh9HFG1fzWfZRajaw/edit#heading=h.z84nnhcqp511" text:style-name="Internet_20_link" text:visited-style-name="Visited_20_Internet_20_Link"><text:span text:style-name="T14">Measuring spelling variation and morphosyntactic competence: a methodological answer to a question never before asked for Latin</text:span></text:a></text:p>
      <text:p text:style-name="P9"><text:span text:style-name="T2">15:15</text:span><text:span text:style-name="T12"> </text:span><text:span text:style-name="T2">Yves Ouvrard and Philippe Verkerk (Lille): </text:span><text:a xlink:type="simple" xlink:href="https://docs.google.com/document/d/1b8oPWy5Pww_ICW3e_YbKXE4jh1Vh9HFG1fzWfZRajaw/edit#heading=h.fxzj1e80ymbe" text:style-name="Internet_20_link" text:visited-style-name="Visited_20_Internet_20_Link"><text:span text:style-name="T14">Collatinus: Lemmatizer and morphological analyzer for Latin texts</text:span></text:a><text:span text:style-name="T12"> </text:span></text:p>
      <text:p text:style-name="P8">16:00 Coffee break</text:p>
      <text:p text:style-name="P9"><text:span text:style-name="T2">16:30</text:span><text:span text:style-name="T12"> </text:span><text:span text:style-name="T2">Neel Smith, Charles Schufreider, Melody Wauke ( College of the Holy Cross): </text:span><text:a xlink:type="simple" xlink:href="https://docs.google.com/document/d/1b8oPWy5Pww_ICW3e_YbKXE4jh1Vh9HFG1fzWfZRajaw/edit#heading=h.q23tzg767c5m" text:style-name="Internet_20_link" text:visited-style-name="Visited_20_Internet_20_Link"><text:span text:style-name="T14">Recovering the history of Iliadic scholia: architecture and initial results from the Homer Multitext project (HMT)</text:span></text:a></text:p>
      <text:p text:style-name="P9"><text:span text:style-name="T2">17:15</text:span><text:span text:style-name="T12"> </text:span><text:span text:style-name="T2">Francesco Mambrini (Berlin): </text:span><text:a xlink:type="simple" xlink:href="https://docs.google.com/document/d/1b8oPWy5Pww_ICW3e_YbKXE4jh1Vh9HFG1fzWfZRajaw/edit#heading=h.elwwh0r779xs" text:style-name="Internet_20_link" text:visited-style-name="Visited_20_Internet_20_Link"><text:span text:style-name="T14">Idiolects of the Heroes? Towards a treebank-based approach to the language of the Sophoclean characters</text:span></text:a><text:span text:style-name="T12">  </text:span></text:p>
      <text:p text:style-name="P9"><text:span text:style-name="T2">18:30</text:span><text:span text:style-name="T12"> </text:span><text:span text:style-name="T2">Plenary talk: Lou Burnard (Oxford): </text:span><text:a xlink:type="simple" xlink:href="https://docs.google.com/document/d/1b8oPWy5Pww_ICW3e_YbKXE4jh1Vh9HFG1fzWfZRajaw/edit#heading=h.mlrjoh2eqsnm" text:style-name="Internet_20_link" text:visited-style-name="Visited_20_Internet_20_Link"><text:span text:style-name="T14">What is TEI conformance, and why should you care?</text:span></text:a></text:p>
      <text:h text:style-name="P1" text:outline-level="2">Saturday, May 13</text:h>
      <text:p text:style-name="P9"><text:span text:style-name="T2">8:45</text:span><text:span text:style-name="T12"> </text:span><text:span text:style-name="T2">Charlotte Schubert (Leipzig): </text:span><text:a xlink:type="simple" xlink:href="https://docs.google.com/document/d/1b8oPWy5Pww_ICW3e_YbKXE4jh1Vh9HFG1fzWfZRajaw/edit#heading=h.elwwh0r779xs" text:style-name="Internet_20_link" text:visited-style-name="Visited_20_Internet_20_Link"><text:span text:style-name="T14">Editing and Un-editing in Digital Classics</text:span></text:a></text:p>
      <text:p text:style-name="P9"><text:span text:style-name="T2">9:30</text:span><text:span text:style-name="T12"> </text:span><text:span text:style-name="T2">Gregory Crane (Tufts/Leipzig): </text:span><text:a xlink:type="simple" xlink:href="https://docs.google.com/document/d/1b8oPWy5Pww_ICW3e_YbKXE4jh1Vh9HFG1fzWfZRajaw/edit#heading=h.e64x3glcse37" text:style-name="Internet_20_link" text:visited-style-name="Visited_20_Internet_20_Link"><text:span text:style-name="T14">Greek and Latin in an Age of massive collections and global philology</text:span></text:a></text:p>
      <text:p text:style-name="P9"><text:span text:style-name="T2">10:15</text:span><text:span text:style-name="T12"> </text:span><text:span text:style-name="T2">Rodney Ast (Heidelberg): </text:span><text:a xlink:type="simple" xlink:href="https://docs.google.com/document/d/1b8oPWy5Pww_ICW3e_YbKXE4jh1Vh9HFG1fzWfZRajaw/edit#heading=h.3bctxwfo8mi" text:style-name="Internet_20_link" text:visited-style-name="Visited_20_Internet_20_Link"><text:span text:style-name="T14">Can the digital humanities make us better humanists? A case study in Papyrology</text:span></text:a></text:p>
      <text:p text:style-name="P8">11:00 Coffee break</text:p>
      <text:p text:style-name="P9"><text:span text:style-name="T2">11:30</text:span><text:span text:style-name="T12"> </text:span><text:span text:style-name="T2">Neven Jovanović (Zagreb): </text:span><text:a xlink:type="simple" xlink:href="https://docs.google.com/document/d/1b8oPWy5Pww_ICW3e_YbKXE4jh1Vh9HFG1fzWfZRajaw/edit#heading=h.gpjmequyttr9" text:style-name="Internet_20_link" text:visited-style-name="Visited_20_Internet_20_Link"><text:span text:style-name="T14">Atomic philology and parallel philology – some implications of the CITE architecture</text:span></text:a></text:p>
      <text:p text:style-name="P9"><text:span text:style-name="T2">12:15</text:span><text:span text:style-name="T12"> </text:span><text:span text:style-name="T13">James Cowey (Heidelberg): </text:span><text:a xlink:type="simple" xlink:href="https://docs.google.com/document/d/1b8oPWy5Pww_ICW3e_YbKXE4jh1Vh9HFG1fzWfZRajaw/edit#heading=h.hc1s2wm03xl" text:style-name="Internet_20_link" text:visited-style-name="Visited_20_Internet_20_Link"><text:span text:style-name="T17">Challenges and opportunities for the discipline of Papyrology in the age of digital editions</text:span></text:a></text:p>
      <text:p text:style-name="P9"><text:span text:style-name="T2">13:00</text:span><text:span text:style-name="T12"> </text:span><text:span text:style-name="T2">Nicola Reggiani (Trier/Parma): </text:span><text:a xlink:type="simple" xlink:href="https://docs.google.com/document/d/1b8oPWy5Pww_ICW3e_YbKXE4jh1Vh9HFG1fzWfZRajaw/edit#heading=h.rae0qrh4rsew" text:style-name="Internet_20_link" text:visited-style-name="Visited_20_Internet_20_Link"><text:span text:style-name="T14">The digital edition of ancient sources as a further step in the textual transmission</text:span></text:a></text:p>
      <text:p text:style-name="P10"><text:span text:style-name="T1">13:45</text:span><text:span text:style-name="T11"> </text:span><text:span text:style-name="T1">Conclusion and buffet</text:span></text:p>
      <text:p text:style-name="P6"><text:line-break/><text:span text:style-name="T11"></text:span><text:line-break/><text:span text:style-name="T11"></text:span></text:p>
      <text:h text:style-name="P15" text:outline-level="1">Abstracts</text:h>
      <text:h text:style-name="P3" text:outline-level="2"><text:span text:style-name="T4">James Brusuelas: </text:span><text:span text:style-name="T5">Neural Greek? The wonders and problem of automation</text:span></text:h>
      <text:p text:style-name="P12">Machine learning and artificial intelligence is already a part of daily life. Smartphones and applications created by Google and Facebook employ sophisticated image recognition algorithms for social interaction and search purposes. But it is the robust artificial intelligence <text:soft-page-break/>employed in manufacturing and now even in self-driving vehicles that is often the subject of news headlines. Automation is very much a contentious and problematic topic in the context of jobs and the global economy. But replacing the human actor with an artificial intelligence is not solely an economic issue. Digital Humanities too has already begun to explore how machine or deep learning can be applied to text analysis. In doing so, the typical tasks of human scholars in manuscript analysis are part of the process of replication and ultimately automation. But many aspects of Digital Humanities work also rely on a human actor for annotation, whether that is the creation of an XML file for a digital edition or the act of treebanking. The integration of what is sometimes even referred to as a weak artificial intelligence has potential impact not only on scholarly acts in Humanities but also in the Digital Humanities itself. The purpose of this paper is not only to discuss aspects of automation as it has been applied to text analysis, particularly in the Ancient Lives and Proteus projects, but also to explore how deep neural networks can and will be applied to extracting and analysing text data directly from manuscript images.</text:p>
      <text:h text:style-name="P3" text:outline-level="2"><text:span text:style-name="T4">K. Keersmaekers and Mark Depauw: </text:span><text:span text:style-name="T5">Bringing together Linguistics and Social History in automated Text Analysis of Greek papyri</text:span></text:h>
      <text:p text:style-name="P12">This paper presents the ongoing linguistic and historical annotation of Greek documentary papyrus texts, in the framework of a collaboration between the KU Leuven linguistics department and the (social-historical) Trismegistos project.</text:p>
      <text:p text:style-name="P12">As a first step, we have tokenized all texts from the Duke Databank of Documentary Papyri, distinguishing the original words of the scribe from the editorial regularizations in the process. The tokenization is not only essential for the further automated linguistic processing of these texts, but will also help historians in the Trismegistos project to speed up the annotation of certain words and phrases (e.g. people, place names, dates).</text:p>
      <text:p text:style-name="P12">In a second stage, these tokenized texts can be automatically analyzed with Natural Language Processing (NLP) methods. We have developed a part-of-speech tagging system, using an open-source part-of-speech-tagger trained on classical and post-classical Greek prose, which produces fairly good results when applied to a test corpus of papyrus texts (ca. 94% accuracy). Other NLP techniques, including syntactic parsing, text genre classification and native-language identification, are also being explored. These processes profit from data collected in several historical and linguistic Trismegistos databases, including People and Places (which respectively include all given names and place names in papyri) and Text Irregularities (which classifies editorial regularizations).</text:p>
      <text:p text:style-name="P12">In the end, the linguistic annotations will be used to perform corpus linguistic analyses of the papyri, including research into language variation. Their use in historical research, in turn, will be illustrated through some case studies.</text:p>
      <text:h text:style-name="P3" text:outline-level="2"><text:soft-page-break/><text:span text:style-name="T4">Marja Vierros: </text:span><text:span text:style-name="T5">Papyri and digital linguistic analysis: building the Sematia corpus and platform</text:span></text:h>
      <text:p text:style-name="P11"><text:span text:style-name="T2">Greek and Latin documentary papyri form an important source material for the historical development and linguistic variation present in postclassical Greek and Latin used in Egypt, respectively. The texts are often preserved in fragmentary condition, which is why the texts have been difficult to analyse or annotate with digital corpus linguistic tools. We have created one solution for preprocessing the papyrus texts for linguistic annotation. During the process we take into account the information coded in the digital version of the papyri in TEI EpiDoc XML and transform the text into two layers which can both be uploaded to an annotation platform for morphosyntactic annotation (according to the Ancient Greek and Latin Dependency Treebank Guidelines). These layers and their corresponding treebanks will eventually form the Sematia corpus and platform, which is already in progress and openly available in </text:span><text:a xlink:type="simple" xlink:href="https://sematia.hum.helsinki.fi/" text:style-name="Internet_20_link" text:visited-style-name="Visited_20_Internet_20_Link"><text:span text:style-name="T15">https://sematia.hum.helsinki.fi/</text:span></text:a><text:span text:style-name="T2">. We are currently developing further features, especially focusing on variation and on querying. In this paper I will describe the preprocessing and choices made within, as well as discuss the future directions and needs.</text:span></text:p>
      <text:p text:style-name="Text_20_body"/>
      <text:p text:style-name="P13">Reference:</text:p>
      <text:p text:style-name="P11"><text:span text:style-name="T7">Vierros, M. and E. Henriksson (forthcoming), ”Preprocessing Greek Papyri for Linguistic Annotation” in Computer-Aided Processing of Intertextuality in Ancient Languages. Journal of Data Mining and Digital Humanities. Edited by M. Büchler and L. Mellerin.  Preprint in open archive HAL:</text:span><text:a xlink:type="simple" xlink:href="https://hal.archives-ouvertes.fr/hal-01279493" text:style-name="Internet_20_link" text:visited-style-name="Visited_20_Internet_20_Link"><text:span text:style-name="T18"> </text:span></text:a><text:a xlink:type="simple" xlink:href="https://hal.archives-ouvertes.fr/hal-01279493" text:style-name="Internet_20_link" text:visited-style-name="Visited_20_Internet_20_Link"><text:span text:style-name="T16">https://hal.archives-ouvertes.fr/hal-01279493</text:span></text:a><text:span text:style-name="T12"> </text:span></text:p>
      <text:h text:style-name="P3" text:outline-level="2"><text:span text:style-name="T4">Jan Christoph Meister: </text:span><text:span text:style-name="T5">Digitizing the hermeneutic circle: Parameterizing 'context' in hermeneutic text annotation</text:span></text:h>
      <text:p text:style-name="P12">The 'distant reading' of large text corpora can, as we have seen, produce highly interesting insights into the development of historical forms, genres, styles, themes etc. over time. But it is a different type of knowledge altogether: The traditional historical and hermeneutic approach in literary studies was characterized by the 'close reading' based in-depth analysis and interpretation of a small set of texts that were considered exemplary and often taken from an established, normative literary canon. Most of the new digital methods trade the hermeneutic precision and ingenuity of 'closeness' to the exemplary for the statistical generalizablity of results that are derived from the perspective of methodological 'distance' and of disinterest in the highly original or idiosyncratic artefact. </text:p>
      <text:p text:style-name="P12">However, one can argue that this is only in part a conscious methodological choice. Obviously the analysis of really large text corpora is also subject to rather pragmatic constraints – we simply do not have the time and resources to process large numbers of texts 'manually' – or rather: intellectually, that is, by way of human intelligence controlled processes of analysis, categorization, interpretation, critique and validation, etc. .  In response to these pragmatic <text:soft-page-break/>constraints digital corpus analysis therefore relies heavily on data mining techniques, natural language processing technology and statistical pattern analysis. All these methods prove extremely powerful the more they can ignore the contextually induced specificity of the phenomena under investigation - such as, the historicity of a particular language variant, the genre specificity of a topic, etc..</text:p>
      <text:p text:style-name="P12">The exploration of context and its impact on meaning is and still remains the forte of hermeneutic and not of statistical investigation, because in hermeneutics it is the specificity of constellations that counts, and not their generalizability. One way to resolve what at first sight may look like a principled methodological impasse between the 'close' and hermeneutic and the 'distant' and statistical methods of text studies is to enrich digital text analysis with one of the oldest, and probably the most powerful method of traditional text studies: annotation. In my contribution I will demonstrate how the use of C ATMA, a digital text annotation platform, can help us to bridge the gap between the hermeneutic and the statistical approach to literary phenomena. In CATMA this is achieved by conceptualizing the context dependency of literary phenomena as a type of 'parameterization' - an approach which, in the end, might even enable us to model the hermeneutic circle in a 'digital' way.</text:p>
      <text:h text:style-name="P3" text:outline-level="2"><text:span text:style-name="T4">Michèle Brunet: </text:span><text:span text:style-name="T5">How to deal correctly with inscriptions in a Digital World?  Modelization for Semiotic Analysis</text:span></text:h>
      <text:p text:style-name="P12">Traditionally, an epigraphical edition is limited to a critical edition of what we call a « text », without considering what are the distinctive feature of such a text : its materiality, that is to say its lettering and its physical display on the stone support, but also the many links interweaving the message expressed with words (the text) to other meanings expressed by the images, figurative or not, which are the other components of the inscribed monument. </text:p>
      <text:p text:style-name="P12">In a digital world, many new possibilities occur for scholars interested in semiotics of monuments bearing inscriptions (regardless of the period they belong to). One can now look at them considering what they are really, global communication projects in order to publish them accordingly to this definition. Drawing on research conducted as part of my publishing program of the collection of the Greek Inscriptions of the Louvre, I propose to present a paper about the analytical process leading up to a global modelization of an inscribed monument in order to show how this process can give way to a digital publication where the edition of the epigraphical text in EpiDoc/TEI/XML can be effectively related, on both a semantic and a technical point of view, to all the other components of the monument which are stakeholders of the communication device as well as the text itself.</text:p>
      <text:h text:style-name="P3" text:outline-level="2"><text:soft-page-break/><text:span text:style-name="T4">Milad Doueihi: </text:span><text:span text:style-name="T5">Digital materialism</text:span></text:h>
      <text:p text:style-name="P14"><text:span text:style-name="T1">If, according to W. Benjamin, our encounter with the </text:span><text:span text:style-name="T3">automaton</text:span><text:span text:style-name="T11"> </text:span><text:span text:style-name="T1">leads to a confrontation with the relations between historical materialism and theology, what is Digital materialism that has emerged since the 1950s? How does Digital materialism, with its intricate infrastructure and the ways in which it has reshaped not only our knowledge economy but also the social, differ from previous materialisms? And what are the consequences for such a reshaping of our intellectual landscape for the Humanities?</text:span></text:p>
      <text:h text:style-name="P3" text:outline-level="2"><text:span text:style-name="T4">Bénédicte Pincemin: </text:span><text:span text:style-name="T5">Introduction to textometric methodology – for Humanists who would like not to choose between digital edition, database and search engine to study and publish their text corpora</text:span></text:h>
      <text:p text:style-name="P12">Textometry can be seen as a relevant approach for Humanities research, as analysis is directly grounded into texts (and not necessarily mediated by external linguistic or semantic resources), and as the researcher keeps all the investigations under control. </text:p>
      <text:p text:style-name="P12">Textometry combines quantitative and qualitative processing. Statistics or basic heuristics are defined which make sense on textual data (specificities and cooccurrence scores computed through an exact Fisher test ; map visualization of the corpus based on correspondence analysis). The "back-to-text" functionality is the core of textometric processing: every result (lexical list, table or graph) must be interpreted with a look to corresponding words in context.</text:p>
      <text:p text:style-name="P12">In such an analytic framework, text editions can still meet philologic requirements : TXM software for example can work on TEI encoded corpora, show fine HTML editions, and manage several aligned versions of the same text, including multimedia recording of the original source (for instance pictures of manuscripts).</text:p>
      <text:p text:style-name="P12">A typology of textometric investigations will be sketched :</text:p>
      <text:p text:style-name="P12">(i) querying about a word's occurrences, with a statistical evaluation of its frequency (the query can also target a phrase, or a morphosyntactic pattern, or any complex combination of linguistic features available in the corpus, with possible gaps) ;</text:p>
      <text:p text:style-name="P12">(ii) looking for a word's (or phrase's etc.) contextual use and meaning in the current corpus or in some part of it ;</text:p>
      <text:p text:style-name="P12">(iii) computing paradigmatic series, for example listing all the lexical units occurring in some precise position (for instance words ending verses, or adjectives qualifying a given noun) ;</text:p>
      <text:p text:style-name="P12">(iv) contrastive analysis of a corpus : specific vocabulary of periods, or authors, or text types, etc., and inferring and visualizing of the main dimensions of contrast structuring the corpus ;</text:p>
      <text:p text:style-name="P12">(v) for diachronic corpora, overall view of evolution of words or linguistic features.</text:p>
      <text:p text:style-name="P12">These five types of corpus querying will be illustrated with the use of TXM open-source software, which is available for multiple operating systems (including a web portal version), most languages (including latin and greek), and many corpus encoding states (from raw text corpora to TEI encoded ones) (http://textometrie.ens-lyon.fr).</text:p>
      <text:h text:style-name="P3" text:outline-level="2"><text:soft-page-break/><text:span text:style-name="T4">Tariq Yousef: </text:span><text:span text:style-name="T5">Creating Dynamic Lexica through Bridge Languages</text:span></text:h>
      <text:p text:style-name="P12">Bilingual lexicons are important resources for machine translation and automatic alignment systems. This paper presents a simple and effective model for extracting bilingual lexicons automatically from pre-aligned parallel texts by using information retrieval techniques. The model is based on the assumption that two words/phrases are likely to be translations if they are aligned to the same word/phrase in a third language.</text:p>
      <text:p text:style-name="P12">This work aims to create dynamic lexicons and training data for machine translation and automatic alignment systems for less-known language pairs (e.g Persian-Ancient Greek).  The accuracy of these lexicons relies on the alignment quality, the number of bridge languages, therefore manual aligned texts are supposed to produce more accurate lexicons than the automatic aligned texts. The aligned parallel texts size (i.e. number of aligned tokens) determines the size of the extracted lexicon, larger aligned texts yield larger number of lexicon entries.</text:p>
      <text:p text:style-name="P12">As a use case we used the  Greek-English, Latin-English,  Persian-English aligned parallel texts available in Perseus Digital Library to produce Greek-Latin, Greek-Persian and  Latin-Persian dynamic lexicons.</text:p>
      <text:h text:style-name="P3" text:outline-level="2"><text:span text:style-name="T4">Erik Henriksson: </text:span><text:span text:style-name="T5">A New Research Toolkit and Database for Greek Metrics</text:span></text:h>
      <text:p text:style-name="P12">In the field of ancient Greek metrics, data collection and analysis still depends on manual annotation. There are no online databases of metrically annotated Greek poems and very few open source tools that work with such data. This is perhaps partly explained by the fact that metrical analysis is relatively difficult to automatize; moreover, some scholars believe that there is little room left for more discoveries in Greek metrics. Especially in linguistic branches of metrics that focus on the connections between language and verse (such as generative metrics), however, new digital research methods and tools are acutely needed. This paper will present one attempt at creating such a toolkit.</text:p>
      <text:p text:style-name="P12">The database includes texts from Homer to early Byzantine poetry, collected from various online databases and printed editions. The metrical parser, written in Python, is based on a templatic theory of metrics and the notion that meter is about similarity between the template and its prosodic realization. The system generates all possible templates of known meters (excluding lyric meters) as well as every legitimate syllabification of the input line, and matches them against each other. The optimal reading, i.e. the match with least constraint violations and greatest prosodic similarity, is then stored in the database as a metrical annotation; these, in turn, can later be queried for metrical properties like bridges, caesuras or positions of accents across the templates. At the time of writing, the database holds 50 000 metrical annotations.</text:p>
      <text:p text:style-name="P12">The toolkit, though still in development, is intended to open up new ways to study metrical texts both statistically and in close reading. At its simplest, it might be used to count the relative <text:soft-page-break/>proportions of spondees and dactyls in Homer; but contemporary metrics obviously deals with far more complex issues. A metrical line, in fact, can be analysed as a hierarchic organization of prosodic constituents that go beyond word or feet boundaries. A partly unsolved challenge, discussed at the end of the paper, is the automatic detection of these higher-level metrical units.</text:p>
      <text:p text:style-name="Text_20_body"/>
      <text:h text:style-name="P4" text:outline-level="2"><text:span text:style-name="T4">Margherita Fantoli, Dominique Longrée, Marc Vandersmissen, Laurent Vanni: </text:span><text:span text:style-name="T5">Lexicometry with the new website Hyperbase Greek: the case study of the Greek tragedy – Euripides compared to Seneca</text:span></text:h>
      <text:p text:style-name="P12">The LASLA database of Greek Classical literary texts has until now been too rarely used for linguistic or literary researches. This underuse results probably from the fact that the LASLA Greek files were until now not accessible on line: for the founders of the LASLA, the main objective of these files was to produce new indexes of literary texts: some were published in the well-known series Alpha-Omega (Olms), but others in the more confidential series of the CIPL. So until very recently the only way to get data from those files was to ask the LASLA to make the needed research.</text:p>
      <text:p text:style-name="P12">Another reason for the underuse of the LASLA Greek database in regard with the LASLA Latin databases is probably that the LASLA Greek files provide less morphological or syntactical annotations than the Latin one. Nevertheless these files constitute a big set of lemmatized annotated texts, each word forms being annotated also with a Part of Speech tag. In addition, all the lemmas and the annotations have been selected and verified by a trained philologist (see C. Denizot et M. Vandersmissen, Guide de lemmatisation des textes grecs: Théorie et pratique, e-print, 2013, http://hdl.handle.net/2268/167789). This very demanding choice of a human systematic verification explains why, in comparison with others Greek databases, the LASLA database could seem very small (only a little bit more than 1.200.000 word forms), but it includes however main Greek literary works as the whole tragic corpus, or several works of Aristotle and Plato. This database has already proved itself to be of a real interest for philologists, linguists and historians.</text:p>
      <text:p text:style-name="P12">In collaboration with the UMR 7320, “Bases, corpus, langage” –CNRS – University of Nice Sophia Antipolis, the LASLA decided recently to make its Greek database available through the online software Hyperbase Web edition, as the Latin database already is. This software allowed both documentary and statistical researches. With Hyperbase Web, it is now possible to create not only concordances based on word forms but also on lemmas or on part of speeches, with the possibility to combine word forms, lemmas, POS annotations and gaps between items in complex expressions. But the main interest of Hyperbase Web is to allow statistical investigations. The software shows automatically all the specific word forms, lemmas or POS of the considered text in regard with the other texts of the database. It allows also to search for the distribution of word forms, lemmas, POS or complex expressions in each text of the corpus, <text:soft-page-break/>as well as to search for collocates of the same items, both in a particular text or in the whole corpus. The Greek Hyperbase, as well as the Latin Hyperbase, are therefore, powerful instruments for lexicometric analysis. The research potential of Hyperbase will be exemplified by a comparison between the lexicons of Euripides and Seneca. Making use of statistical devices, as the Tree Analysis or the Correspondences Analysis, we will try to sort out in which way the distribution of the vocabulary is mainly conditioned by the writer or by the thematic of the play.</text:p>
      <text:h text:style-name="P3" text:outline-level="2"><text:span text:style-name="T4">Timo Korkiakangas: </text:span><text:span text:style-name="T5">Measuring spelling variation and morphosyntactic competence: a methodological answer to a question never before asked for Latin</text:span></text:h>
      <text:p text:style-name="P12">This paper presents a spin-off study which highlights the possibilities a well-built corpus often provides beyond what the corpus was originally intended for. The here presented method of quantifying spelling correctness by way of word form normalisation and edit-distances is an example of how digital text analysis answers questions previously undreamed-of because of their laboriousness. The method opens a unique window into the language competences of individual Latin writers and can be exploited by historical linguistics to draw conclusions on the use of spoken language in diachrony (for the use of spelling correctness in linguistics, see e.g. Burt 2006, Wood &amp; al. 2011). This corpus-based data-driven method can be extended to any lemmatised and morphologically tagged corpus of any language variant with spelling variation in respect of the obtaining orthographical norm.</text:p>
      <text:p text:style-name="P12">I will investigate whether the considerable oscillation in spelling in the Latin of early medieval private documents (charters) correlates with the oscillation in employing certain morphosyntactic categories. My hypothesis is that the more non-standard the spelling is, the more frequent are the novel, Romance-type, morphosyntactic constructions and the poorer the command of those Classical constructions that were in decline in Late Latin. The Romance-type constructions had obviously crept into the written code from the spoken idiom of the time, while the conservative constructions derived from the centuries-old legal Latin. These were learnt (or not) through training and reproduced with varying success (Sabatini 1965). Importantly, the here developed spelling correctness metrics can be used to examine the linguistic status of features which have so far not allowed categorisation according to whether they are to be considered evanescent or still typical of the spoken usage: if the decreasing or hypercorrective use of a certain feature is systematically associated with non-standard spelling, the feature is likely to have been alien to the spoken language of the time.</text:p>
      <text:p text:style-name="P12">Spelling variation is here operationalised by normalising the non-standard word forms into standard-Latin forms and subsequently quantified by calculating the edit-distance between all the word forms of the corpus and their standard-Latin counterparts, whether these be originally standard or non-standard. Thus, each word form of the corpus receives a value which indicates the word's distance from the respective standard form. This spelling correctness metrics can be then calculated for individual scribes, locations, or periods of time. I will present two case studies <text:soft-page-break/>which illustrate the use of the metrics with metadata and selected linguistic phenomena. The concept of 'standard' as well as the possibility of weighting different types of spelling deviations will also be discussed.</text:p>
      <text:p text:style-name="P14"><text:span text:style-name="T1">The normalisation of word forms is based on the two-million-word Open Office Latin lexicon which I lemmatised and tagged morphologically with Whitaker's WORDS tagger. The resulting word form library consists of one or more lemma/morphology entries for each word form. This library was then used to produce Classical-Latin forms out of the lemma/morphology pairs attached to each word in the Late Latin Charter Treebank (LLCT, 480,000 words, Korkiakangas &amp; Passarotti 2011), which consists of 1,040 charters from Tuscany of the 8</text:span><text:span text:style-name="T8">th</text:span><text:span text:style-name="T11"> </text:span><text:span text:style-name="T1">and 9</text:span><text:span text:style-name="T8">th</text:span><text:span text:style-name="T11"> </text:span><text:span text:style-name="T1">centuries.</text:span></text:p>
      <text:p text:style-name="P13">References:</text:p>
      <text:p text:style-name="P13">Burt, J. 2006. 'Spelling in Adults: The Combined Influences of Language Skills and Reading Experience', in Journal of Psycholinguist Research, 35(5), 447–470.</text:p>
      <text:p text:style-name="P13">Korkiakangas, T. &amp; Passarotti, M. 2011. 'Challenges in Annotating Medieval Latin Charters', in Journal of Language Technology and Computational Linguistics (JLCL) 26:2, 103–114. Heidelberg, 2012.</text:p>
      <text:p text:style-name="P13">LLCT = Late Latin Charter Treebank. Available from the author upon request.</text:p>
      <text:p text:style-name="P11"><text:span text:style-name="T7">Open Office Latin spelling and hyphenation dictionaries:</text:span><text:a xlink:type="simple" xlink:href="http://extensions.openoffice.org/en/project/latin-spelling-and-hyphenation-dictionaries" text:style-name="Internet_20_link" text:visited-style-name="Visited_20_Internet_20_Link"><text:span text:style-name="T18"> </text:span></text:a><text:a xlink:type="simple" xlink:href="http://extensions.openoffice.org/en/project/latin-spelling-and-hyphenation-dictionaries" text:style-name="Internet_20_link" text:visited-style-name="Visited_20_Internet_20_Link"><text:span text:style-name="T16">http://extensions.openoffice.org/en/project/latin-spelling-and-hyphenation-dictionaries</text:span></text:a></text:p>
      <text:p text:style-name="P13">Sabatini, F. 1965. 'Esigenze di realismo e dislocazione morfologica in testi preromanzi', in Rivista di Cultura Classica e Medievale 7, 972–998.</text:p>
      <text:p text:style-name="P11"><text:span text:style-name="T7">Whitaker, W. Latin-English Dictionary Program WORDS (version 1.97FC):</text:span><text:a xlink:type="simple" xlink:href="http://archives.nd.edu/whitaker/%20words.htm" text:style-name="Internet_20_link" text:visited-style-name="Visited_20_Internet_20_Link"><text:span text:style-name="T18"> </text:span></text:a><text:a xlink:type="simple" xlink:href="http://archives.nd.edu/whitaker/%20words.htm" text:style-name="Internet_20_link" text:visited-style-name="Visited_20_Internet_20_Link"><text:span text:style-name="T16">http://archives.nd.edu/whitaker/ words.htm</text:span></text:a></text:p>
      <text:p text:style-name="P13">Wood C. et al. 2011. 'A Longitudinal Study of Children's Text Messaging and Literacy Development', in British Journal of Psychology, 102(3), 431–442.</text:p>
      <text:h text:style-name="P3" text:outline-level="2"><text:span text:style-name="T4">Yves Ouvrard and Philippe Verkerk: </text:span><text:span text:style-name="T5">Collatinus: Lemmatizer and morphological analyzer for Latin texts</text:span></text:h>
      <text:p text:style-name="P14"><text:span text:style-name="T1">Collatinus is a free open-source program to lemmatize Latin words.</text:span><text:span text:style-name="T11"> </text:span><text:span text:style-name="T1">It has been originally</text:span></text:p>
      <text:p text:style-name="P14"><text:span text:style-name="T1">developed by Yves Ouvrard for teaching. It allows to generate a complete lexical aid, with a short translation and the morphological analyses of the forms, for any text which can be given to the students. The program knows the quantity of the vowels, which gives the possibility to scan a text. It also allows to search for a word in the dictionaries, either in a digital form (Lewis &amp; Short, Georges...) or as images (Quicherat, Gaffiot_1934, Calonghi...). The present version is available for any platform (Mac OS X, Windows or Linux) on the website of the Equipex Biblissima.</text:span><text:span text:style-name="T11"> </text:span><text:span text:style-name="T1">Hopefully, by the time of the conference, the new version will be available too. It will include the Gaffiot_2016 by Gérard Gréco and his team</text:span><text:span text:style-name="T11"> </text:span><text:span text:style-name="T1">and also a probabilistic tagger trained on the texts lemmatized by the LASLA.</text:span><text:span text:style-name="T11"> </text:span><text:span text:style-name="T1">As any open-source program, Collatinus can be tuned to meet any particular problem.</text:span></text:p>
      <text:p text:style-name="P14"><text:span text:style-name="T1">For any form, Collatinus tries to decompose and analyze it. It then gives all the possible morphological analyses and root-words for the inflected form. To do that, Collatinus has a base of knowledge, which is easily expandable. It consists in a list of root-words (with a short </text:span><text:soft-page-break/><text:span text:style-name="T1">translation, mainly in French and in English) and the rules for the flexion of each paradigms. All the files are in plain text and (almost) readable by the user. The automatic treatment of the digital dictionaries (L&amp;S, Georges and Gaffiot 2016) allowed us to expand the lexical base from the original handmade list of 11 000 root-words to a “complete” list of more than 80 000 words.</text:span><text:span text:style-name="T11"> </text:span><text:span text:style-name="T1">Adding lemmas with spelling variants (such as medieval spellings, for example) would make it possible to recognize all of their inflected forms as well. When vowel quantities are known for a given word, Collatinus can scan the form and even the entire text. When scanning a text, Collatinus applies the usual rules of lengthening, elision and hiatus. The metrical structure of verses can thus appear immediately. From the quantities, Collatinus can also deduce the position of the accent. For studies in medieval latin, the rhythm of the sentence (or of the clausulae) can be important. Collatinus knows the basic rules for syllabification of latin words, and can learn the etymological exceptions. The examination of the texts lemmatized by the LASLA allows us to retrieve statistical information about the use of the lemmas. This information is now used to order the solutions when a form is ambiguous. To go further, a tag is associated to the analyzed form. This tag is based on the POS of the word and the morphological analysis of the form. Then, for a sentence, we compute the probability for all the possible sequences of tags and we select the most probable one. The probabilities are extracted from the LASLA's corpus and consist simply in the number of occurrences for each succession of three tags. It is thus a probabilistic tagger based on a hidden 2nd order Markov model.</text:span></text:p>
      <text:h text:style-name="P3" text:outline-level="2"><text:span text:style-name="T4">Neel Smith, Charles Schufreider, Melody Wauke: </text:span><text:span text:style-name="T5">Recovering the history of Iliadic scholia: architecture and initial results from the Homer Multitext project (HMT)</text:span></text:h>
      <text:p text:style-name="P12">Scholars of Greek and Latin face particular challenges in developing and analyzing digital text corpora. The morphological richness of the languages requires language-specific pre-processing in order to apply methods such as topic modelling or mapping semantic spaces with embedded word vectors. We must also account for the preservation of our texts on physical artifacts such as manuscripts, since this can provide valuable contextual information for textual analysis. This paper briefly summarizes how we manage this complexity in analyzing texts from the HMT, and presents some initial results reconstructing the transmission of material in the scholia of the oldest complete manuscript of the Iliad.</text:p>
      <text:p text:style-name="P12">We model our texts abstractly as a sequence of semantically meaningful tokens. When HMT editors create archival documents in TEI-conformant XML following project-specific guidelines, a code library ensures that their markup complies with the model. From this point onward, we work not with complex XML, but with structured sets of tokens. Thus we can cleanly separate the tasks of preparing an archival edition using TEI XML, from the tasks of analyzing a text.</text:p>
      <text:p text:style-name="P12">We generate editions targeted at specific types of analysis. The editions are citable at the level of the token, and free of any markup. A pure diplomatic edition, for example, expresses exactly <text:soft-page-break/>what editors see on the manuscript page; a morphologically normalized edition expresses the same text in modern orthography that can be uniformly parsed.</text:p>
      <text:p text:style-name="P12">We have developed an edition that is optimized for topic modelling. Our work differs from earlier scholarship in systematically analyzing all scholia from the 18 books we cover. It is also unique in relating the scholia to the manuscript’s carefully designed layout with five distinct zones for the scholia on each page.</text:p>
      <text:p text:style-name="P12">In the model we built from this edition, we were able to recognize a number of distinct topics, and analyzed their distribution in the visual zones of the page. One example we discuss is focused on readings of the seminal editor Aristarchus. 59% of the scholia most strongly correlated with this topic occur in the intermarginal zone between the main scholia and the Iliad text, yet the intermarginal zone comprises only 15% of the scholia overall. The skewed distribution means that the pattern of language associated with Aristarchus occurs much more frequently in the intermarginal zone than in any other. The distribution of material in each of the zones is clearly not uniform.</text:p>
      <text:p text:style-name="P12">The Aristarchan topic is not unique to the intermarginal zone, however, and in some cases main and intermarginal scholia even repeat the same point about Aristarchus. The scribe’s organization of the page into zones therefore does not simply define zones by subject matter. We argue that the zones reflect distinct sources of material the scribe used. The frequency of the Aristarchan topic in the intermarginal scholia could be annotations of a source that was routinely checked against the longer discussion of the main scholia.</text:p>
      <text:h text:style-name="P3" text:outline-level="2"><text:span text:style-name="T4">Francesco Mambrini: </text:span><text:span text:style-name="T5">Idiolects of the Heroes? Towards a treebank-based approach to the language of the Sophoclean characters</text:span></text:h>
      <text:p text:style-name="P14"><text:span text:style-name="T1">The critical debate about the concept of “character” in literary works as well as about the relation between character and diction, is as old as the </text:span><text:span text:style-name="T3">Poetics</text:span><text:span text:style-name="T11"> </text:span><text:span text:style-name="T1">of Aristotle. In a seminal work, J. Burrows</text:span><text:span text:style-name="T8">[1]</text:span><text:span text:style-name="T11"> </text:span><text:span text:style-name="T1">has shown how a computer-assisted analysis of the distribution of frequent words brings to light a series of distinctive linguistic patterns that contribute to the definition of the characters in the novels of Jane Austen. Annotated corpora can potentially increase the productivity of this approach, as they add further layers of abstraction (morphology and syntax) where the linguistic differentiation among characters can be observed.</text:span></text:p>
      <text:p text:style-name="P14"><text:span text:style-name="T1">In this presentation, we address the question of how the language of the Sophoclean characters can be studied with the help of the annotation encoded in the Ancient Greek Dependency Treebank (AGDT)</text:span><text:span text:style-name="T8">[2]</text:span><text:span text:style-name="T1">. This corpus, published by the Perseus Project, include five of the seven complete extant tragedies of Sophocles, with the exclusion of </text:span><text:span text:style-name="T3">Philoctetes</text:span><text:span text:style-name="T11"> </text:span><text:span text:style-name="T1">and </text:span><text:span text:style-name="T3">Oedipus Coloneus</text:span><text:span text:style-name="T1">. The AGDT allows us to compare the distribution of lexicon, but also of morphological features (parts of speech, cases, verbal moods) and frequent syntactic constructions among the different </text:span><text:span text:style-name="T3">personae</text:span><text:span text:style-name="T11"> </text:span><text:span text:style-name="T1">in the plays. With the help of the observed distributions, we intend to test which of the aforementioned morphosyntactic factors, if any, contributes to the differentiation of the speeches of the characters and to provide new answers to fundamental questions. Is it possible </text:span><text:soft-page-break/><text:span text:style-name="T1">to speak of “idiolects” of the Sophoclean characters? Do the language of the characters that perform similar roles in the dramas cluster together (as they appear to do in Austen’s novels, according to Burrows)? Or is the distributions of lexical and morphosyntactic features more affected by other formal constraints, like e.g. the metrical context or the opposition between dialogue and lyrics.</text:span></text:p>
      <text:p text:style-name="P12">However, this research program entails a series of practical and methodological problems, on which we intend to focus our presentation. To begin with, as the information about the speakers is not recorded in the treebank, the attribution of each sentence to the characters is already a non trivial challenge at the scale of thousands of sentences. For dramatic texts, whose digital editions in the Perseus Digital Library encode information about the speakers, the problem can be solved readily. On the other hand, for other texts from the AGDT that could serve as basis for comparison with Sophocles (like the Homeric poems, or the direct speeches in Herodotus or Thucydides), the automatic attribution of the sentences requires the use of more complex techniques of text analysis. The practical challenge bears also on the important question of corpus representativity. What texts should we use to compare the Sophoclean data to? How does the interpretation of the data change if we change the reference corpus?</text:p>
      <text:p text:style-name="Horizontal_20_Line"/>
      <text:p text:style-name="P14"><text:span text:style-name="T9">[1]</text:span><text:span text:style-name="T11"> </text:span><text:span text:style-name="T6">J.F. Burrows. Computation into Criticism. A Study of Jane Austen's Novels. Oxford: Clarendon Press, 1987.</text:span></text:p>
      <text:p text:style-name="P11"><text:span text:style-name="T10">[2]</text:span><text:a xlink:type="simple" xlink:href="https://perseusdl.github.io/treebank_data/" text:style-name="Internet_20_link" text:visited-style-name="Visited_20_Internet_20_Link"><text:span text:style-name="T18"> </text:span></text:a><text:a xlink:type="simple" xlink:href="https://perseusdl.github.io/treebank_data/" text:style-name="Internet_20_link" text:visited-style-name="Visited_20_Internet_20_Link"><text:span text:style-name="T16">https://perseusdl.github.io/treebank_data/</text:span></text:a></text:p>
      <text:h text:style-name="P5" text:outline-level="2">Lou Burnard: What is TEI conformance, and why should you care?</text:h>
      <text:p text:style-name="P12">For more than three decades, the recommendations of the Text Encoding Initiative (TEI) have been a defining feature of the methodological framework of the Digital Humanities, despite recurrent concerns that the system they define is at the same time both too rigorous for the manifold variability of humanistic text, and not precise enough to guarantee interoperability of resources defined using it. In this talk I propose to explore the notion of conformance proposed by the Guidelines, which seems to operate at both a technical syntactic level, and a less easily verifiable semantic level. I shall suggest that one of the more curious features of the Guidelines is their desire to have (as the French say) both the butter and the money for the butter, and that maybe their continued relevance is in no small part due to this flexibility and adaptability.</text:p>
      <text:h text:style-name="P3" text:outline-level="2"><text:span text:style-name="T4">Charlotte Schubert: </text:span><text:span text:style-name="T5">Editing and Un-editing in Digital Classics</text:span></text:h>
      <text:p text:style-name="P11"><text:span text:style-name="T2">In my presentation I propose methodological considerations for the adaption of methods from text mining in an interplay of application of algorithm-based methods and epistemic systematization, based on the theory of intertextuality with its concept of author and context. I describe this based on some examples based on the tools of the portal eAQUA (the quotations in Plutarch’s De malignitate Herodoti, a verbatim citation of Anacharis in Sextus Empiricus and a </text:span><text:soft-page-break/><text:span text:style-name="T2">new, previously unknown semantic connection between Athens and nomadism referring to a paraphrase from the Atthis of Philochorus, eAQUA:</text:span><text:a xlink:type="simple" xlink:href="http://www.eaqua.net/" text:style-name="Internet_20_link" text:visited-style-name="Visited_20_Internet_20_Link"><text:span text:style-name="T18"> </text:span></text:a><text:a xlink:type="simple" xlink:href="http://www.eaqua.net/" text:style-name="Internet_20_link" text:visited-style-name="Visited_20_Internet_20_Link"><text:span text:style-name="T15">www.eaqua.net</text:span></text:a><text:span text:style-name="T2">). Further, I will give a short outlook towards our new project “DIGITAL PLATO”, funded by the Volkswagenstiftung. In this project we will compile testimonies, citations and paraphrases of Plato’s work in the form of a digital thesaurus to reveal the aftermath and reception of Plato’s work in ancient Greek literature.</text:span></text:p>
      <text:h text:style-name="P3" text:outline-level="2"><text:span text:style-name="T4">Gregory Crane: </text:span><text:span text:style-name="T5">Greek and Latin in an Age of massive collections and global philology</text:span></text:h>
      <text:p text:style-name="P12">What are the implications of scale for Greek and Latin? Scale includes not only new,  more expressive forms of publishing particular scholarly judgments (such as morpho-syntactic analyses) and the challenge of working with billions of words in Greek and Latin but also engaging with a global public and scholarly community, one where centers of gravity from outside of Europe and the Americas are taking shape.</text:p>
      <text:h text:style-name="P3" text:outline-level="2"><text:span text:style-name="T4">Rodney Ast: </text:span><text:span text:style-name="T5">Can the digital humanities make us better humanists? A case study in Papyrology</text:span></text:h>
      <text:p text:style-name="P12">Individual digital projects affect their target disciplines in varying ways: some support traditional scholarly methods while others transform them. Although we often recognize, at least intuitively, the importance of individual initiatives to our disciplines, we seldom reflect on the nature and extent of their impact, on how exactly digital tools improve and even redefine how we work. This talk attempts some of this reflection in the context of papyrological and allied digital initiatives. Among questions to be asked are: How do the Digital Humanities make us better humanists? What basic scholarly methodologies and behaviors are supported by our digital tools? How and why are some tools more effective than others? The aim is to consider how digital papyrology has over the past several decades served basic research behaviors or "scholarly primitives," to borrow a term from John Unsworth's seminal 2000 article, and how it might serve them better in the future.</text:p>
      <text:h text:style-name="P3" text:outline-level="2"><text:span text:style-name="T4">Neven Jovanović: </text:span><text:span text:style-name="T5">Atomic philology and parallel philology – some implications of the CITE architecture</text:span></text:h>
      <text:p text:style-name="P12">The CITE architecture, developed from 2006 by Neel Smith and Christopher Blackwell, is an editorial concept with a potential to transform digital philology, primarily because it is able to solve two difficult problems - it deals with overlapping textual hierarchies, and it connects <text:soft-page-break/>annotations with the relevant textual segments. The CITE framework also impels us to think more precisely about what we are doing as philologists. We realize that our work begins at the "atomic" level of a text, and that interpretative processes happen "in parallel".</text:p>
      <text:p text:style-name="P12">CITE architecture gives the editor full control over (and responsibility for) the level of segmentation of the text. Each segment, regardless of what it consists of, is marked by a hierarchically structured Uniform resource identifier. The problem of overlapping hierarchies - for example, the standard Stephanus page divisions which may clash with a logical division of Plato's text into sentences and paragraphs - is thus solved by proposing a compound digital edition. Such edition must not be limited to one text containing all of the editor's theories about it; it may comprise multiple "analytical exemplars" - in the case of Plato, one such exemplar may be divided into Stephanus pages, the other into paragraphs and sentences, the third into individual words, the fourth may consist only of "key words" expressing key philosophical contexts. Because each segment in each of these parallel, single-function exemplars has a unique URI, it is possible (and necessary) to construct a concordance table, saying that this passage in one exemplar corresponds to that one in the other exemplar. The architecture also extends the concept of unique URIs to the annotations - each note bears a URI pointing to the relevant textual segment (in the relevant exemplar).</text:p>
      <text:p text:style-name="P12">We have tested the CITE architecture by applying it to texts of Croatian Latin, most of them early modern works (the earliest text is from the 976, the latest from 1984) written by Croatian and other authors connected with people and regions of today's Croatia. We have also used the CITE annotations to describe lexical and grammatical features of selected words (place names and place references), but also to describe realia - actual (or sometimes imaginary) places and periods signified by these words.</text:p>
      <text:p text:style-name="P12">The experience leads me to propose a new vision of philology - the discipline as an ability to manipulate texts at their most basic, "atomic" level, with such precision that interpretations arise from studying different configurations of numerous simple "philological atoms". Once we are able to follow a certain combination - for example, a real place in an imaginary time, denoted by different words in different grammatical forms - through a large number of texts, the interpretation happens almost by itself.</text:p>
      <text:h text:style-name="P3" text:outline-level="2"><text:span text:style-name="T4">James Cowey: </text:span><text:span text:style-name="T5">Challenges and opportunities for the discipline of Papyrology in the age of digital editions</text:span></text:h>
      <text:p text:style-name="P12">In April of 2010 papyri.info was inaugurated. It is a fully TEI conformant XML tagged set of files for texts in Greek, Latin and Coptic. For many papyrologists this new platform was and still is a welcome way of being able to search for information about phraseology, word occurrence or about date and content, to mention just a few possibilities.</text:p>
      <text:p text:style-name="P12">More importantly this platform makes it possible to enter newly published editions to the system. Such editions may be newly keyed in existing paper editions made digital. It is, however, possible to use the system to produce born digital editions. All such work is peer reviewed and <text:soft-page-break/>then published directly to the web. Once entered they appear within hours and belong to the new search mass.</text:p>
      <text:p text:style-name="P12">Through community based voluntary work the papyrologists have been able to keep abreast of the entry of new publications and have them at their finger tips immediately.</text:p>
      <text:p text:style-name="P12">This has changed several perceptions of what the texts are. We are still very much at a cross roads between the traditional way of papyrological scholarly editing and the opportunities that the digital age offers us to in terms of online editing.</text:p>
      <text:p text:style-name="P12">By looking at specific cases I will examine the consequences for Papyrology as a subject and how research methods are changing. There are many advantages, but also disadvantages that must be borne in mind. Using marked up text to carry out research ends up telling us about the consistency of our mark up. When texts are marked up in TEI conformant XML then we can formulate very precise ways of searching. Our returns are only as good as the mark up. There will be cases of false entry or texts which has been entered as straight text, although one would expect it to have been entered with the relevant mark up. This gives rise to reflections on what this means for the discipline and what it tells us about how we have proceeded.</text:p>
      <text:p text:style-name="P12">There is also the very important aspect of texts which are constantly in flux. Old style paper editions of text on papyri, ostraca or other materials fixed the deciphered text at any one specific point in time. Scholars would make reference to this edition. Nowadays when improvements are made to individual parts of texts, the whole text including the improved section is now what is used. Of course this version of the text may change tomorrow. This obviously offers challenges and at times unnerves many scholars.</text:p>
      <text:p text:style-name="P12">These points will be discussed in the paper in the hope that this will stimulate further discussion and offer topics for further consideration.</text:p>
      <text:h text:style-name="P3" text:outline-level="2"><text:span text:style-name="T4">Nicola Reggiani: </text:span><text:span text:style-name="T5">The digital edition of ancient sources as a further step in the textual transmission</text:span></text:h>
      <text:p text:style-name="P12">Critical editions of ancient sources are usually considered as the final outcome of a philological process of reconstruction aimed at reproducing the original text as most exactly as possible. Thus they are the fixed representation of a scholar's more or less trustable opinion on the text. Ancient studies today are characterised by a more and more widespread presence of the digital technologies, which allow us to redefine and reshape the concept itself of critical edition, more focused on the actual testimonies of the textual tradition and on their peculiar features. Multitextual editions, for example, tend to replace the traditional structure of text and apparatus criticus with a more dynamic network of multiple editions interconnected to each other; markup tagging and linguistic annotation, on the other hand, add deeper and deeper levels of in-text information. It can be argued, therefore, that a digital (critical) edition can develop into something completely different than the “old-fashioned” print critical edition: namely a further step in the fluid textual transmission of ancient sources.</text:p>
      <text:p text:style-name="Text_20_body"><text:soft-page-break/><text:span text:style-name="T19"><text:line-break/><text:line-break/><text:line-break/><text:line-break/><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Ubuntu" svg:font-family="Ubuntu"/>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3T17:18:45.636837364</meta:creation-date>
    <dc:date>2017-04-23T17:21:04.437686625</dc:date>
    <meta:editing-duration>PT2M19S</meta:editing-duration>
    <meta:editing-cycles>1</meta:editing-cycles>
    <meta:document-statistic meta:table-count="0" meta:image-count="0" meta:object-count="0" meta:page-count="17" meta:paragraph-count="133" meta:word-count="7087" meta:character-count="46083" meta:non-whitespace-character-count="39099"/>
    <meta:generator>LibreOffice/5.1.4.2$Linux_X86_64 LibreOffice_project/10m0$Build-2</meta:generator>
  </office:meta>
</office:document-meta>
</file>